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4.251cm" style:rel-column-width="16384*"/>
    </style:style>
    <style:style style:name="Tabela2.D" style:family="table-column">
      <style:table-column-properties style:column-width="4.249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5415" officeooo:paragraph-rsid="00175415"/>
    </style:style>
    <style:style style:name="P2" style:family="paragraph" style:parent-style-name="Standard">
      <style:text-properties officeooo:rsid="00175415" officeooo:paragraph-rsid="001892e2"/>
    </style:style>
    <style:style style:name="P3" style:family="paragraph" style:parent-style-name="Standard">
      <style:text-properties officeooo:rsid="001a23f0" officeooo:paragraph-rsid="001a23f0"/>
    </style:style>
    <style:style style:name="P4" style:family="paragraph" style:parent-style-name="Standard">
      <style:text-properties officeooo:rsid="00201aac" officeooo:paragraph-rsid="00201aac"/>
    </style:style>
    <style:style style:name="P5" style:family="paragraph" style:parent-style-name="Standard">
      <style:text-properties style:text-underline-style="solid" style:text-underline-width="auto" style:text-underline-color="font-color" officeooo:rsid="001a23f0" officeooo:paragraph-rsid="001a23f0"/>
    </style:style>
    <style:style style:name="P6" style:family="paragraph" style:parent-style-name="Standard">
      <style:text-properties officeooo:rsid="0022a76c" officeooo:paragraph-rsid="0022a76c"/>
    </style:style>
    <style:style style:name="P7" style:family="paragraph" style:parent-style-name="Standard">
      <style:text-properties officeooo:rsid="0023fa58" officeooo:paragraph-rsid="0023fa58"/>
    </style:style>
    <style:style style:name="P8" style:family="paragraph" style:parent-style-name="Standard">
      <style:text-properties fo:font-style="italic" officeooo:rsid="0026f0b7" officeooo:paragraph-rsid="0026f0b7" style:font-style-asian="italic" style:font-style-complex="italic"/>
    </style:style>
    <style:style style:name="P9" style:family="paragraph" style:parent-style-name="Standard">
      <style:text-properties fo:font-style="italic" officeooo:rsid="002a2aa0" officeooo:paragraph-rsid="002ec27f" style:font-style-asian="italic" style:font-style-complex="italic"/>
    </style:style>
    <style:style style:name="P10" style:family="paragraph" style:parent-style-name="Standard">
      <style:text-properties fo:font-style="normal" officeooo:rsid="0027b11c" officeooo:paragraph-rsid="0027b11c" style:font-style-asian="normal" style:font-style-complex="normal"/>
    </style:style>
    <style:style style:name="P11" style:family="paragraph" style:parent-style-name="Standard">
      <style:text-properties fo:font-style="normal" officeooo:rsid="002a2aa0" officeooo:paragraph-rsid="002a2aa0" style:font-style-asian="normal" style:font-style-complex="normal"/>
    </style:style>
    <style:style style:name="P12" style:family="paragraph" style:parent-style-name="Standard">
      <style:text-properties fo:font-style="normal" officeooo:rsid="002e944b" officeooo:paragraph-rsid="002e944b" style:font-style-asian="normal" style:font-style-complex="normal"/>
    </style:style>
    <style:style style:name="P13" style:family="paragraph" style:parent-style-name="Standard">
      <style:text-properties fo:font-style="normal" officeooo:rsid="002ec27f" officeooo:paragraph-rsid="002ec27f" style:font-style-asian="normal" style:font-style-complex="normal"/>
    </style:style>
    <style:style style:name="P14" style:family="paragraph" style:parent-style-name="Table_20_Contents">
      <style:text-properties officeooo:rsid="001892e2" officeooo:paragraph-rsid="001892e2"/>
    </style:style>
    <style:style style:name="P15" style:family="paragraph" style:parent-style-name="Table_20_Contents">
      <style:text-properties officeooo:rsid="00189e8c" officeooo:paragraph-rsid="00189e8c"/>
    </style:style>
    <style:style style:name="P16" style:family="paragraph" style:parent-style-name="Table_20_Contents">
      <style:text-properties officeooo:rsid="001931ea" officeooo:paragraph-rsid="001931ea"/>
    </style:style>
    <style:style style:name="P17" style:family="paragraph" style:parent-style-name="Table_20_Contents">
      <style:text-properties officeooo:rsid="001c04f3" officeooo:paragraph-rsid="001c04f3"/>
    </style:style>
    <style:style style:name="P18" style:family="paragraph" style:parent-style-name="Table_20_Contents">
      <style:text-properties officeooo:rsid="001c7955" officeooo:paragraph-rsid="001c7955"/>
    </style:style>
    <style:style style:name="P19" style:family="paragraph" style:parent-style-name="Table_20_Contents">
      <style:text-properties officeooo:rsid="001c7955" officeooo:paragraph-rsid="001d1a98"/>
    </style:style>
    <style:style style:name="P20" style:family="paragraph" style:parent-style-name="Table_20_Contents">
      <style:text-properties officeooo:rsid="001d1a98" officeooo:paragraph-rsid="001d1a98"/>
    </style:style>
    <style:style style:name="P21" style:family="paragraph" style:parent-style-name="Table_20_Contents">
      <style:text-properties officeooo:rsid="001d38fa" officeooo:paragraph-rsid="001d38fa"/>
    </style:style>
    <style:style style:name="P22" style:family="paragraph" style:parent-style-name="Table_20_Contents">
      <style:text-properties officeooo:rsid="002c85f6" officeooo:paragraph-rsid="002c85f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75415"/>
    </style:style>
    <style:style style:name="T3" style:family="text">
      <style:text-properties style:font-name="Liberation Serif1" officeooo:rsid="002ec27f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officeooo:rsid="001d1a98"/>
    </style:style>
    <style:style style:name="T6" style:family="text">
      <style:text-properties officeooo:rsid="001d38fa"/>
    </style:style>
    <style:style style:name="T7" style:family="text">
      <style:text-properties officeooo:rsid="001eaa87"/>
    </style:style>
    <style:style style:name="T8" style:family="text">
      <style:text-properties officeooo:rsid="00219f07"/>
    </style:style>
    <style:style style:name="T9" style:family="text">
      <style:text-properties officeooo:rsid="00240a8a"/>
    </style:style>
    <style:style style:name="T10" style:family="text">
      <style:text-properties officeooo:rsid="0025e675"/>
    </style:style>
    <style:style style:name="T11" style:family="text">
      <style:text-properties officeooo:rsid="0026e5cd"/>
    </style:style>
    <style:style style:name="T12" style:family="text">
      <style:text-properties officeooo:rsid="002a2aa0"/>
    </style:style>
    <style:style style:name="T13" style:family="text">
      <style:text-properties officeooo:rsid="002c85f6"/>
    </style:style>
    <style:style style:name="T14" style:family="text">
      <style:text-properties officeooo:rsid="002ec2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znaczenie optymalnego punktu pracy</text:p>
      <text:p text:style-name="P1"/>
      <text:p text:style-name="P1">problem optymalizacji</text:p>
      <text:p text:style-name="P1"><text:s text:c="4"/>max<text:tab/> <text:s text:c="3"/>{SQNR( s(n), sq(n) ) - optymalizacja 2D}</text:p>
      <text:p text:style-name="P1"><text:span text:style-name="T1"><text:s/></text:span><text:bookmark-start text:name="__DdeLink__242_1298923550"/><text:span text:style-name="T1">Δ</text:span><text:bookmark-end text:name="__DdeLink__242_1298923550"/>(0), K</text:p>
      <text:p text:style-name="P1"/>
      <text:p text:style-name="P1">AD.1 </text:p>
      <text:p text:style-name="P1"><text:span text:style-name="T4">delta1=[0.01 0.1 0.5];</text:span></text:p>
      <text:p text:style-name="Standard"><text:span text:style-name="T4">k=[1.01 <text:s/>1.1 1.5 2.0];</text:span></text:p>
      <text:p text:style-name="Standard"><text:span text:style-name="T4"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4">K</text:p>
          </table:table-cell>
          <table:table-cell table:style-name="Tabela1.A1" office:value-type="string">
            <text:p text:style-name="P14">Okres stanu</text:p>
            <text:p text:style-name="P14">przejsciowego</text:p>
            <text:p text:style-name="P14">Tp(probki)</text:p>
          </table:table-cell>
          <table:table-cell table:style-name="Tabela1.A1" office:value-type="string">
            <text:p text:style-name="P14">Obszar </text:p>
            <text:p text:style-name="P14">parametru <text:s/><text:span text:style-name="T2">Δ</text:span><text:span text:style-name="T1">(n)</text:span></text:p>
            <text:p text:style-name="P14"><text:span text:style-name="T1">(max-min)</text:span></text:p>
          </table:table-cell>
          <table:table-cell table:style-name="Tabela1.D1" office:value-type="string">
            <text:p text:style-name="P17">Uwagi</text:p>
          </table:table-cell>
        </table:table-row>
        <table:table-row>
          <table:table-cell table:style-name="Tabela1.A2" office:value-type="string">
            <text:p text:style-name="P14">1,01</text:p>
          </table:table-cell>
          <table:table-cell table:style-name="Tabela1.A2" office:value-type="string">
            <text:p text:style-name="P15">600</text:p>
          </table:table-cell>
          <table:table-cell table:style-name="Tabela1.A2" office:value-type="string">
            <text:p text:style-name="P16">4,66*10^-3 – 0,74*10^-3 <text:span text:style-name="T7">= ?</text:span></text:p>
          </table:table-cell>
          <table:table-cell table:style-name="Tabela1.D2" office:value-type="string">
            <text:p text:style-name="P17">Dla delta(0) = 0,02</text:p>
            <text:p text:style-name="P17">brak stanu przejściowego</text:p>
          </table:table-cell>
        </table:table-row>
        <table:table-row>
          <table:table-cell table:style-name="Tabela1.A2" office:value-type="string">
            <text:p text:style-name="P14">1,1</text:p>
          </table:table-cell>
          <table:table-cell table:style-name="Tabela1.A2" office:value-type="string">
            <text:p text:style-name="P18">160</text:p>
          </table:table-cell>
          <table:table-cell table:style-name="Tabela1.A2" office:value-type="string">
            <text:p text:style-name="P18">10,15 *10^-3 -</text:p>
            <text:p text:style-name="P18">0,26*10^-3 <text:span text:style-name="T5">= ?</text:span></text:p>
          </table:table-cell>
          <table:table-cell table:style-name="Tabela1.D2" office:value-type="string">
            <text:p text:style-name="Table_20_Contents"><text:bookmark-start text:name="__DdeLink__244_1298923550"/>-<text:span text:style-name="T5">||-</text:span><text:bookmark-end text:name="__DdeLink__244_1298923550"/></text:p>
          </table:table-cell>
        </table:table-row>
        <table:table-row>
          <table:table-cell table:style-name="Tabela1.A2" office:value-type="string">
            <text:p text:style-name="P14">1,5</text:p>
          </table:table-cell>
          <table:table-cell table:style-name="Tabela1.A2" office:value-type="string">
            <text:p text:style-name="P18">145</text:p>
          </table:table-cell>
          <table:table-cell table:style-name="Tabela1.A2" office:value-type="string">
            <text:p text:style-name="P20">29,63*10^-3 -</text:p>
            <text:p text:style-name="P20">0,0<text:span text:style-name="T11">2</text:span>*10^-3 = ?</text:p>
          </table:table-cell>
          <table:table-cell table:style-name="Tabela1.D2" office:value-type="string">
            <text:p text:style-name="P19">-<text:span text:style-name="T5">||-</text:span></text:p>
            <text:p text:style-name="P18">Pojawia się efekt szumu śrutowego</text:p>
          </table:table-cell>
        </table:table-row>
        <table:table-row>
          <table:table-cell table:style-name="Tabela1.A2" office:value-type="string">
            <text:p text:style-name="P14">2,0</text:p>
          </table:table-cell>
          <table:table-cell table:style-name="Tabela1.A2" office:value-type="string">
            <text:p text:style-name="P20">110</text:p>
          </table:table-cell>
          <table:table-cell table:style-name="Tabela1.A2" office:value-type="string">
            <text:p text:style-name="Table_20_Contents">50*10^-3 -</text:p>
            <text:p text:style-name="Table_20_Contents">0,<text:span text:style-name="T10">39</text:span>*10^-3 = ?</text:p>
          </table:table-cell>
          <table:table-cell table:style-name="Tabela1.D2" office:value-type="string">
            <text:p text:style-name="P20">Układ w permanentnym stanie przełączania się</text:p>
            <text:p text:style-name="P20">Ciągły efekt szumu śr<text:span text:style-name="T6">u</text:span>towego</text:p>
            <text:p text:style-name="P21">Zbyt duża wartość K</text:p>
          </table:table-cell>
        </table:table-row>
      </table:table>
      <text:p text:style-name="P2"/>
      <text:p text:style-name="P1"/>
      <text:p text:style-name="P5">4 RYSUNKI! <text:span text:style-name="T8">(PO 2)</text:span></text:p>
      <text:p text:style-name="P3"/>
      <text:p text:style-name="P6">OKRES STANU PRZEJSCIOWEGO MALEJE WRAZ ZE WZROSTEM K</text:p>
      <text:p text:style-name="P7">W EFEKCIE NASZ PROBLEM OPTYMALIZACJI UPRASZCZA SIĘ <text:span text:style-name="T9">DO PROBLEMU 1D:</text:span></text:p>
      <text:p text:style-name="P7"><text:tab/><text:span text:style-name="T9">max<text:tab/>{SQNR( s(n), sq(n) )</text:span></text:p>
      <text:p text:style-name="P7"><text:tab/><text:span text:style-name="T9">k [1,2]</text:span></text:p>
      <text:p text:style-name="P7"><text:tab/><text:span text:style-name="T9">przy ograniczeniu</text:span></text:p>
      <text:p text:style-name="P4">DLA WSZYSTKICH OBSERWOWANYCH WARTOŚCI K PRZY DELTA(0)=0,01 WYSTĘPUJE BRAK EFEKTU STANU PRZEJŚCIOWEGO</text:p>
      <text:p text:style-name="P4"/>
      <text:p text:style-name="P4"/>
      <text:p text:style-name="P8">soundsc(sd,32000)</text:p>
      <text:p text:style-name="P8"/>
      <text:p text:style-name="P10">ad2</text:p>
      <text:p text:style-name="P10">szybkość transmisji zależy tylko od górnej gałęzi kodera ADCPM z 4-bitowym kwantyzerem dynamicznym <text:span text:style-name="T13">próbka</text:span> pojawia się co 1/8 s. <text:span text:style-name="T12">Złożoność obliczeniowa 3p+1</text:span></text:p>
      <text:p text:style-name="P10"/>
      <text:p text:style-name="P11"><text:bookmark-start text:name="__DdeLink__246_1298923550"/>max <text:tab/>{ SQNR ( s(n), sq(n) )</text:p>
      <text:p text:style-name="P11">p – długość filtru<text:bookmark-end text:name="__DdeLink__246_1298923550"/></text:p>
      <text:p text:style-name="P11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22">P</text:p>
          </table:table-cell>
          <table:table-cell table:style-name="Tabela2.A1" office:value-type="string">
            <text:p text:style-name="P22">SQNR [dB]</text:p>
          </table:table-cell>
          <table:table-cell table:style-name="Tabela2.A1" office:value-type="string">
            <text:p text:style-name="P22">T – ilosć mnożeń 3p+1</text:p>
          </table:table-cell>
          <table:table-cell table:style-name="Tabela2.D1" office:value-type="string">
            <text:p text:style-name="P22">R – ilość mnożeń</text:p>
            <text:p text:style-name="P22">na 1 sekunde</text:p>
            <text:p text:style-name="P22">R = fs*T</text:p>
          </table:table-cell>
        </table:table-row>
        <table:table-row>
          <table:table-cell table:style-name="Tabela2.A2" office:value-type="string">
            <text:p text:style-name="P22">0</text:p>
          </table:table-cell>
          <table:table-cell table:style-name="Tabela2.A2" office:value-type="string">
            <text:p text:style-name="P22">21</text:p>
          </table:table-cell>
          <table:table-cell table:style-name="Tabela2.A2" office:value-type="string">
            <text:p text:style-name="P22">1</text:p>
          </table:table-cell>
          <table:table-cell table:style-name="Tabela2.D2" office:value-type="string">
            <text:p text:style-name="P22">8000</text:p>
          </table:table-cell>
        </table:table-row>
        <table:table-row>
          <table:table-cell table:style-name="Tabela2.A2" office:value-type="string">
            <text:p text:style-name="P22">3</text:p>
          </table:table-cell>
          <table:table-cell table:style-name="Tabela2.A2" office:value-type="string">
            <text:p text:style-name="P22">26,52</text:p>
          </table:table-cell>
          <table:table-cell table:style-name="Tabela2.A2" office:value-type="string">
            <text:p text:style-name="P22">10</text:p>
          </table:table-cell>
          <table:table-cell table:style-name="Tabela2.D2" office:value-type="string">
            <text:p text:style-name="P22">80000</text:p>
          </table:table-cell>
        </table:table-row>
        <table:table-row>
          <table:table-cell table:style-name="Tabela2.A2" office:value-type="string">
            <text:p text:style-name="P22">5</text:p>
          </table:table-cell>
          <table:table-cell table:style-name="Tabela2.A2" office:value-type="string">
            <text:p text:style-name="P22">27,44</text:p>
          </table:table-cell>
          <table:table-cell table:style-name="Tabela2.A2" office:value-type="string">
            <text:p text:style-name="P22">16</text:p>
          </table:table-cell>
          <table:table-cell table:style-name="Tabela2.D2" office:value-type="string">
            <text:p text:style-name="P22">144000</text:p>
          </table:table-cell>
        </table:table-row>
        <table:table-row>
          <table:table-cell table:style-name="Tabela2.A2" office:value-type="string">
            <text:p text:style-name="P22">8</text:p>
          </table:table-cell>
          <table:table-cell table:style-name="Tabela2.A2" office:value-type="string">
            <text:p text:style-name="P22">27,76</text:p>
          </table:table-cell>
          <table:table-cell table:style-name="Tabela2.A2" office:value-type="string">
            <text:p text:style-name="P22">25</text:p>
          </table:table-cell>
          <table:table-cell table:style-name="Tabela2.D2" office:value-type="string">
            <text:p text:style-name="P22">200000</text:p>
          </table:table-cell>
        </table:table-row>
      </table:table>
      <text:p text:style-name="P11"/>
      <text:p text:style-name="P12">SQNR = 27,76 – optymalny <text:span text:style-name="T14">względem</text:span> max{SQNR}</text:p>
      <text:p text:style-name="P13">zysk z „przeskoczenia” z 5 na 8 wynosi 0,32</text:p>
      <text:p text:style-name="P13"/>
      <text:p text:style-name="P9">max <text:tab/>{ SQNR ( s(n), sq(n) ) <text:span text:style-name="T14">+ <text:s/></text:span><text:span text:style-name="T3">γ </text:span><text:span text:style-name="T14">* R}<text:tab/><text:tab/>rozwiązanie w praktyce</text:span></text:p>
      <text:p text:style-name="P9">p – długość filt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27:47.008259735</meta:creation-date>
    <dc:date>2017-10-31T10:42:40.325922774</dc:date>
    <meta:editing-duration>PT1H4M31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2" meta:paragraph-count="76" meta:word-count="231" meta:character-count="1329" meta:non-whitespace-character-count="1148"/>
  </office:meta>
</office:document-meta>
</file>